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edc9" officeooo:paragraph-rsid="0017edc9" style:font-weight-asian="bold" style:font-weight-complex="bold"/>
    </style:style>
    <style:style style:name="P2" style:family="paragraph" style:parent-style-name="Standard">
      <style:text-properties fo:font-size="20pt" fo:font-weight="bold" officeooo:rsid="0017edc9" officeooo:paragraph-rsid="0017edc9" style:font-size-asian="20pt" style:font-weight-asian="bold" style:font-size-complex="20pt" style:font-weight-complex="bold"/>
    </style:style>
    <style:style style:name="P3" style:family="paragraph" style:parent-style-name="Text_20_body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Resistencia al Cambio</text:h>
      <text:p text:style-name="P3">La resistencia al cambio es una reacción natural que puede surgir al implementar un nuevo sistema. Los usuarios a menudo sienten incertidumbre ante lo desconocido, lo que puede generar ansiedad y rechazo. Es crucial abordar estas preocupaciones mediante capacitación y comunicación efectiva. Fomentar un ambiente de apoyo y mostrar los beneficios del nuevo sistema puede facilitar la transición y aumentar la aceptación. La participación activa de los usuarios en el proceso es clave para minimizar la resistencia.</text:p>
      <text:p text:style-name="Standard"/>
      <text:p text:style-name="P2">Desde ahora viene la operación DEDOS</text:p>
      <text:p text:style-name="P1"/>
      <text:p text:style-name="P1">los usuarios son :</text:p>
      <text:p text:style-name="P1"/>
      <text:p text:style-name="P1">usuario : rodolfo</text:p>
      <text:p text:style-name="P1"/>
      <text:p text:style-name="P1">uusario: <text:s/>francisco</text:p>
      <text:p text:style-name="P1"/>
      <text:p text:style-name="P1">usuario: vivian </text:p>
      <text:p text:style-name="P1"/>
      <text:p text:style-name="P1">todos con la contraseña <text:s/>: extintoresreal</text:p>
      <text:p text:style-name="P1"/>
      <text:p text:style-name="P1">usuario : andres <text:s text:c="4"/></text:p>
      <text:p text:style-name="P1">contraseña: realreal</text:p>
      <text:p text:style-name="P1"/>
      <text:p text:style-name="P1">esta abierto desde ahora</text:p>
      <text:p text:style-name="P1"/>
      <text:p text:style-name="P1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21:47:43.244982008</meta:creation-date>
    <dc:date>2025-05-27T21:56:16.697244396</dc:date>
    <meta:editing-duration>PT8M34S</meta:editing-duration>
    <meta:editing-cycles>1</meta:editing-cycles>
    <meta:document-statistic meta:table-count="0" meta:image-count="0" meta:object-count="0" meta:page-count="1" meta:paragraph-count="12" meta:word-count="112" meta:character-count="749" meta:non-whitespace-character-count="638"/>
    <meta:generator>LibreOffice/7.4.7.2$Linux_X86_64 LibreOffice_project/40$Build-2</meta:generator>
  </office:meta>
</office:document-meta>
</file>